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Vidhaeha Jayasinghe D00272588</text:p>
      <text:p text:style-name="P2">CA3 Collections Object Oriented Programming</text:p>
      <text:p text:style-name="Normal"><text:span text:style-name="T3">Git link:</text:span><text:s/><text:a xlink:href="https://github.com/Vidhaeha/oopCA3Collections" office:target-frame-name="_top" xlink:show="replace"><text:span text:style-name="T4">https://github.com/Vidhaeha/oopCA3Collections</text:span></text:a><text:span text:style-name="T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idhaeha Jayasinghe</meta:initial-creator>
    <dc:creator>Vidhaeha Jayasinghe</dc:creator>
    <meta:creation-date>2024-12-09T23:51:00Z</meta:creation-date>
    <dc:date>2024-12-09T23:53:00Z</dc:date>
    <meta:template xlink:href="Normal.dotm" xlink:type="simple"/>
    <meta:editing-cycles>1</meta:editing-cycles>
    <meta:editing-duration>PT120S</meta:editing-duration>
    <meta:document-statistic meta:page-count="1" meta:paragraph-count="1" meta:word-count="28" meta:character-count="190" meta:row-count="1" meta:non-whitespace-character-count="163"/>
  </office:meta>
</office:document-meta>
</file>